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/>
    <style:style style:name="P6" style:family="paragraph" style:parent-style-name="Standard" style:list-style-name="L2"/>
    <style:style style:name="P7" style:family="paragraph" style:parent-style-name="Standard" style:list-style-name="L2"/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2"/>
    <style:style style:name="P11" style:family="paragraph" style:parent-style-name="Standard" style:list-style-name="L2"/>
    <style:style style:name="P12" style:family="paragraph" style:parent-style-name="Standard" style:list-style-name="L1"/>
    <style:style style:name="P13" style:family="paragraph" style:parent-style-name="Standard" style:list-style-name="L3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2">
      <style:text-properties fo:color="#ff0000"/>
    </style:style>
    <style:style style:name="P18" style:family="paragraph" style:parent-style-name="Standard" style:list-style-name="L3"/>
    <style:style style:name="P19" style:family="paragraph" style:parent-style-name="Standard" style:list-style-name="L1"/>
    <style:style style:name="P20" style:family="paragraph" style:parent-style-name="Standard" style:list-style-name="L4"/>
    <style:style style:name="P21" style:family="paragraph" style:parent-style-name="Standard" style:list-style-name="L4"/>
    <style:style style:name="P22" style:family="paragraph" style:parent-style-name="Standard" style:list-style-name="L1"/>
    <style:style style:name="P23" style:family="paragraph" style:parent-style-name="Standard" style:list-style-name="L5"/>
    <style:style style:name="P24" style:family="paragraph" style:parent-style-name="Standard" style:list-style-name="L5"/>
    <style:style style:name="P25" style:family="paragraph" style:parent-style-name="Standard" style:list-style-name="L1"/>
    <style:style style:name="P26" style:family="paragraph" style:parent-style-name="Standard" style:list-style-name="L2"/>
    <style:style style:name="P27" style:family="paragraph" style:parent-style-name="Standard" style:list-style-name="L2">
      <style:paragraph-properties fo:margin-left="-1.251cm" fo:margin-right="0cm" fo:text-indent="0cm" style:auto-text-indent="false"/>
    </style:style>
    <style:style style:name="P28" style:family="paragraph" style:parent-style-name="Standard" style:list-style-name="L2">
      <style:paragraph-properties fo:margin-left="-1.251cm" fo:margin-right="0cm" fo:text-indent="0cm" style:auto-text-indent="false"/>
    </style:style>
    <style:style style:name="P29" style:family="paragraph" style:parent-style-name="Standard" style:list-style-name="L2">
      <style:paragraph-properties fo:margin-left="-1.251cm" fo:margin-right="0cm" fo:text-indent="0cm" style:auto-text-indent="false"/>
    </style:style>
    <style:style style:name="P30" style:family="paragraph" style:parent-style-name="Standard" style:list-style-name="L2">
      <style:paragraph-properties fo:margin-left="-1.251cm" fo:margin-right="0cm" fo:text-indent="0cm" style:auto-text-indent="false"/>
    </style:style>
    <style:style style:name="P31" style:family="paragraph" style:parent-style-name="Standard" style:list-style-name="L2">
      <style:paragraph-properties fo:margin-left="-1.251cm" fo:margin-right="0cm" fo:text-indent="0cm" style:auto-text-indent="false"/>
    </style:style>
    <style:style style:name="P32" style:family="paragraph" style:parent-style-name="Standard" style:list-style-name="L2">
      <style:paragraph-properties fo:margin-left="-1.251cm" fo:margin-right="0cm" fo:text-indent="0cm" style:auto-text-indent="false"/>
    </style:style>
    <style:style style:name="P33" style:family="paragraph" style:parent-style-name="Standard" style:list-style-name="L2">
      <style:paragraph-properties fo:margin-left="-1.251cm" fo:margin-right="0cm" fo:text-indent="0cm" style:auto-text-indent="false"/>
    </style:style>
    <style:style style:name="P34" style:family="paragraph" style:parent-style-name="Standard" style:list-style-name="L2">
      <style:paragraph-properties fo:margin-left="-1.251cm" fo:margin-right="0cm" fo:text-indent="0cm" style:auto-text-indent="false"/>
    </style:style>
    <style:style style:name="P35" style:family="paragraph" style:parent-style-name="Standard" style:list-style-name="L2">
      <style:paragraph-properties fo:margin-left="-1.251cm" fo:margin-right="0cm" fo:text-indent="0cm" style:auto-text-indent="false"/>
    </style:style>
    <style:style style:name="P36" style:family="paragraph" style:parent-style-name="Standard" style:list-style-name="L2">
      <style:paragraph-properties fo:margin-left="0cm" fo:margin-right="0cm" fo:text-indent="0cm" style:auto-text-indent="fals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SHOP EZWEB</text:p>
      <text:p text:style-name="Standard"/>
      <text:list text:style-name="L1">
        <text:list-item>
          <text:p text:style-name="P2">Presentación de EzWeb</text:p>
        </text:list-item>
        <text:list-item>
          <text:p text:style-name="P2">Demo</text:p>
        </text:list-item>
        <text:list-item>
          <text:p text:style-name="P2">Uso básico de plataforma para desarrolladores</text:p>
        </text:list-item>
      </text:list>
      <text:list text:style-name="L2">
        <text:list-item>
          <text:p text:style-name="P4">Insertar gadgets al catálogo</text:p>
        </text:list-item>
        <text:list-item>
          <text:p text:style-name="P4">Borrar gadgets</text:p>
        </text:list-item>
        <text:list-item>
          <text:p text:style-name="P4">Actualizar código de gadgets</text:p>
          <text:list>
            <text:list-item>
              <text:p text:style-name="P27">Entorno del curso</text:p>
              <text:list>
                <text:list-item>
                  <text:p text:style-name="P27">Máquina con la plataforma</text:p>
                </text:list-item>
                <text:list-item>
                  <text:p text:style-name="P27">Usuario SSH</text:p>
                </text:list-item>
                <text:list-item>
                  <text:p text:style-name="P27">Usuario de la plataforma</text:p>
                </text:list-item>
                <text:list-item>
                  <text:p text:style-name="P27">Forma de acceso (a través de coco)</text:p>
                </text:list-item>
                <text:list-item>
                  <text:p text:style-name="P27">Creación de gadgets</text:p>
                </text:list-item>
                <text:list-item>
                  <text:p text:style-name="P27">Avatares</text:p>
                </text:list-item>
              </text:list>
            </text:list-item>
          </text:list>
        </text:list-item>
      </text:list>
      <text:list text:style-name="L1">
        <text:list-item text:start-value="1">
          <text:p text:style-name="P2">Caso práctico 1: Notepad básico</text:p>
        </text:list-item>
      </text:list>
      <text:list text:style-name="L2">
        <text:list-item>
          <text:p text:style-name="P36">Template (sin propiedades)</text:p>
          <text:list>
            <text:list-item>
              <text:list>
                <text:list-item>
                  <text:p text:style-name="P27">Código HTML con solo la interfaz </text:p>
                </text:list-item>
              </text:list>
            </text:list-item>
            <text:list-item>
              <text:p text:style-name="P27">Caso práctico 2: Notepad con persistencia </text:p>
            </text:list-item>
          </text:list>
        </text:list-item>
      </text:list>
      <text:list text:style-name="L2">
        <text:list-item text:start-value="1">
          <text:p text:style-name="P4">Template (1 propiedad)</text:p>
        </text:list-item>
        <text:list-item>
          <text:p text:style-name="P4">Codigo HTML del CP 1 + recuperamos y establecemos el texto de la nota</text:p>
        </text:list-item>
      </text:list>
      <text:list text:style-name="L1">
        <text:list-item text:start-value="1">
          <text:p text:style-name="P2">Caso práctico 3: Notepad persistente y con color de fondo configurable</text:p>
        </text:list-item>
      </text:list>
      <text:list text:style-name="L2">
        <text:list-item text:start-value="1">
          <text:p text:style-name="P4">Template (1 preferencias de tipo “texto” y 1 propiedad)</text:p>
        </text:list-item>
        <text:list-item>
          <text:p text:style-name="P4">Codigo HTML del CP2 + cambiamos el color de fondo del notepad</text:p>
        </text:list-item>
      </text:list>
      <text:list text:style-name="L1">
        <text:list-item text:start-value="1">
          <text:p text:style-name="P2">Caso práctico 4: Notepad persistente, con color de fondo y de texto configurables</text:p>
        </text:list-item>
      </text:list>
      <text:list text:style-name="L2">
        <text:list-item text:start-value="1">
          <text:p text:style-name="P4">Template (2 preferencias de tipo “texto” y 1 propiedad)</text:p>
        </text:list-item>
        <text:list-item>
          <text:p text:style-name="P4">Código HTML de CP3 + cambiamos el color del texto del notepad</text:p>
        </text:list-item>
        <text:list-item>
          <text:p text:style-name="P17">El codigo fuente de este gadget se llamará notepadFinal.html y será común para los casos practicos 5 y 6</text:p>
        </text:list-item>
      </text:list>
      <text:list text:style-name="L1">
        <text:list-item text:start-value="1">
          <text:p text:style-name="P2">Caso práctico 5: Notepad final con preferencias de tipo “lista”</text:p>
        </text:list-item>
      </text:list>
      <text:list text:style-name="L3">
        <text:list-item>
          <text:p text:style-name="P13">Template (2 preferencias de tipo “lista” y 1 propiedad)</text:p>
        </text:list-item>
        <text:list-item>
          <text:p text:style-name="P13">Mismo código HTML que en CP 4 (solo cambiamos el template)</text:p>
        </text:list-item>
      </text:list>
      <text:list text:style-name="L1">
        <text:list-item text:start-value="1">
          <text:p text:style-name="P2">Caso práctico 6: Notepad final con wiring</text:p>
        </text:list-item>
      </text:list>
      <text:list text:style-name="L4">
        <text:list-item>
          <text:p text:style-name="P20">Template (2 slots y 1 propiedad)</text:p>
        </text:list-item>
        <text:list-item>
          <text:p text:style-name="P20">Mismo código HTML que en CP 4 (solo cambiamos el template)</text:p>
        </text:list-item>
      </text:list>
      <text:list text:style-name="L1">
        <text:list-item text:start-value="1">
          <text:p text:style-name="P2">Caso práctico 7: ColorPicker</text:p>
        </text:list-item>
      </text:list>
      <text:list text:style-name="L5">
        <text:list-item>
          <text:p text:style-name="P23">Template (1 evento)</text:p>
        </text:list-item>
        <text:list-item>
          <text:p text:style-name="P23">Rellenar código: ColorPickerInicial.ht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14T14:52:35</meta:creation-date>
    <dc:date>2008-02-19T19:35:55</dc:date>
    <meta:editing-cycles>9</meta:editing-cycles>
    <meta:editing-duration>PT40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6" meta:word-count="229" meta:character-count="1396"/>
  </office:meta>
</office:document-meta>
</file>